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0240" officeooo:paragraph-rsid="001d0240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p text:style-name="P1">Aiodhw</text:p>
        <text:p text:style-name="P1">adadwd wdawadd wadawad awdwd adwaq geg <text:s/>efuhhfs suhfh&lt;f </text:p>
        <text:p text:style-name="P1">e9fhuoesfo <text:s/>efhosehf fieshfhe eofhsehf efhefuisehf fueshff efushf ehfs fhieus fshf gdg</text:p>
        <text:p text:style-name="P1">adwfesfoiyusi9 <text:s text:c="2"/>uiefhy soiufeh gk hgroih <text:s/>efsiu hfesu <text:s/>euifhois j p gjurid eiush fs esifh <text:s/>goisu h sh uishfeh ef ehfsihvf </text:p>
        <text:p text:style-name="P1">dwadw adkwgd dawguhdi diauwghd fseghf fesgf fsgef fisgf ffiuseghf fiuyshgf gridugh grdihgg rithf f iusehgf fesgf sapoiueyd <text:s/>fosieuhf</text:p>
        <text:p text:style-name="P1">shiufh soifje foisefj tuyti r8y7ue t8rig rgomb toiurghs gurdhgol bjrri añh shuf</text:p>
        <text:p text:style-name="P1">siufhy ieufugghe ifehu fsufis fsufh rfhjr cncnv, xmnvb xmncvb ldfg sgfol riudgh jhru suhf</text:p>
        <text:p text:style-name="P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8:53:59.435034176</meta:creation-date>
    <dc:date>2023-11-29T08:59:37.667402698</dc:date>
    <meta:editing-duration>PT5M38S</meta:editing-duration>
    <meta:editing-cycles>1</meta:editing-cycles>
    <meta:document-statistic meta:table-count="0" meta:image-count="0" meta:object-count="0" meta:page-count="1" meta:paragraph-count="7" meta:word-count="84" meta:character-count="571" meta:non-whitespace-character-count="484"/>
    <meta:generator>LibreOffice/7.3.7.2$Linux_X86_64 LibreOffice_project/30$Build-2</meta:generator>
  </office:meta>
</office:document-meta>
</file>